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36.05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.04mm"/>
    </style:style>
    <style:style style:name="co8" style:family="table-column">
      <style:table-column-properties fo:break-before="auto" style:column-width="25.89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22.07mm"/>
    </style:style>
    <style:style style:name="co15" style:family="table-column">
      <style:table-column-properties fo:break-before="auto" style:column-width="11.47mm"/>
    </style:style>
    <style:style style:name="co16" style:family="table-column">
      <style:table-column-properties fo:break-before="auto" style:column-width="17.92mm"/>
    </style:style>
    <style:style style:name="co17" style:family="table-column">
      <style:table-column-properties fo:break-before="auto" style:column-width="25.01mm"/>
    </style:style>
    <style:style style:name="co18" style:family="table-column">
      <style:table-column-properties fo:break-before="auto" style:column-width="27.22mm"/>
    </style:style>
    <style:style style:name="co19" style:family="table-column">
      <style:table-column-properties fo:break-before="auto" style:column-width="3.92mm"/>
    </style:style>
    <style:style style:name="co20" style:family="table-column">
      <style:table-column-properties fo:break-before="auto" style:column-width="28.03mm"/>
    </style:style>
    <style:style style:name="co21" style:family="table-column">
      <style:table-column-properties fo:break-before="auto" style:column-width="23.5mm"/>
    </style:style>
    <style:style style:name="co22" style:family="table-column">
      <style:table-column-properties fo:break-before="auto" style:column-width="18.47mm"/>
    </style:style>
    <style:style style:name="co23" style:family="table-column">
      <style:table-column-properties fo:break-before="auto" style:column-width="14.09mm"/>
    </style:style>
    <style:style style:name="co24" style:family="table-column">
      <style:table-column-properties fo:break-before="auto" style:column-width="70.87mm"/>
    </style:style>
    <style:style style:name="co25" style:family="table-column">
      <style:table-column-properties fo:break-before="auto" style:column-width="22.7mm"/>
    </style:style>
    <style:style style:name="co26" style:family="table-column">
      <style:table-column-properties fo:break-before="auto" style:column-width="15.47mm"/>
    </style:style>
    <style:style style:name="co27" style:family="table-column">
      <style:table-column-properties fo:break-before="auto" style:column-width="18.04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15.7mm"/>
    </style:style>
    <style:style style:name="co30" style:family="table-column">
      <style:table-column-properties fo:break-before="auto" style:column-width="24.2mm"/>
    </style:style>
    <style:style style:name="co31" style:family="table-column">
      <style:table-column-properties fo:break-before="auto" style:column-width="19.6mm"/>
    </style:style>
    <style:style style:name="co32" style:family="table-column">
      <style:table-column-properties fo:break-before="auto" style:column-width="16.67mm"/>
    </style:style>
    <style:style style:name="co33" style:family="table-column">
      <style:table-column-properties fo:break-before="auto" style:column-width="3.35mm"/>
    </style:style>
    <style:style style:name="co34" style:family="table-column">
      <style:table-column-properties fo:break-before="auto" style:column-width="24.34mm"/>
    </style:style>
    <style:style style:name="co35" style:family="table-column">
      <style:table-column-properties fo:break-before="auto" style:column-width="17.36mm"/>
    </style:style>
    <style:style style:name="co36" style:family="table-column">
      <style:table-column-properties fo:break-before="auto" style:column-width="14.32mm"/>
    </style:style>
    <style:style style:name="co37" style:family="table-column">
      <style:table-column-properties fo:break-before="auto" style:column-width="46.76mm"/>
    </style:style>
    <style:style style:name="co38" style:family="table-column">
      <style:table-column-properties fo:break-before="auto" style:column-width="20.39mm"/>
    </style:style>
    <style:style style:name="co39" style:family="table-column">
      <style:table-column-properties fo:break-before="auto" style:column-width="10.87mm"/>
    </style:style>
    <style:style style:name="co40" style:family="table-column">
      <style:table-column-properties fo:break-before="auto" style:column-width="16.6mm"/>
    </style:style>
    <style:style style:name="co41" style:family="table-column">
      <style:table-column-properties fo:break-before="auto" style:column-width="14.87mm"/>
    </style:style>
    <style:style style:name="co42" style:family="table-column">
      <style:table-column-properties fo:break-before="auto" style:column-width="16.44mm"/>
    </style:style>
    <style:style style:name="co43" style:family="table-column">
      <style:table-column-properties fo:break-before="auto" style:column-width="22.93mm"/>
    </style:style>
    <style:style style:name="co44" style:family="table-column">
      <style:table-column-properties fo:break-before="auto" style:column-width="15.68mm"/>
    </style:style>
    <style:style style:name="co45" style:family="table-column">
      <style:table-column-properties fo:break-before="auto" style:column-width="11.36mm"/>
    </style:style>
    <style:style style:name="co46" style:family="table-column">
      <style:table-column-properties fo:break-before="auto" style:column-width="18.42mm"/>
    </style:style>
    <style:style style:name="co47" style:family="table-column">
      <style:table-column-properties fo:break-before="auto" style:column-width="10.97mm"/>
    </style:style>
    <style:style style:name="co48" style:family="table-column">
      <style:table-column-properties fo:break-before="auto" style:column-width="85.05mm"/>
    </style:style>
    <style:style style:name="co49" style:family="table-column">
      <style:table-column-properties fo:break-before="auto" style:column-width="13.1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ta1" style:family="table" style:master-page-name="PageStyle_5f_BalanceSheet">
      <style:table-properties table:display="true" style:writing-mode="lr-tb"/>
    </style:style>
    <style:style style:name="ta2" style:family="table" style:master-page-name="PageStyle_5f_E_3d_A-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4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6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 style:data-style-name="N150">
      <style:table-cell-properties fo:background-color="#dae3f3" style:rotation-align="none"/>
    </style:style>
    <style:style style:name="ce198" style:family="table-cell" style:parent-style-name="Default">
      <style:table-cell-properties fo:background-color="#dae3f3" style:rotation-align="none"/>
    </style:style>
    <style:style style:name="ce199" style:family="table-cell" style:parent-style-name="Default" style:data-style-name="N150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200" style:family="table-cell" style:parent-style-name="Default" style:data-style-name="N150">
      <style:table-cell-properties style:rotation-align="none"/>
    </style:style>
    <style:style style:name="ce201" style:family="table-cell" style:parent-style-name="Default" style:data-style-name="N150">
      <style:table-cell-properties fo:background-color="#deebf7" style:rotation-align="none"/>
    </style:style>
    <style:style style:name="ce202" style:family="table-cell" style:parent-style-name="Default" style:data-style-name="N150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fo:background-color="#8faadc" style:rotation-align="none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4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4" style:family="table-cell" style:parent-style-name="Default" style:data-style-name="N14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87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 style:data-style-name="N14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72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70" style:family="table-cell" style:parent-style-name="Default" style:data-style-name="N100">
      <style:table-cell-properties fo:background-color="#00b0f0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8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53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b0f0" style:rotation-align="none"/>
    </style:style>
    <style:style style:name="ce1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159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09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M6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0" style:family="table-cell" style:parent-style-name="Default" style:data-style-name="N142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142">
      <style:table-cell-properties style:diagonal-bl-tr="none" style:diagonal-tl-br="none" fo:border="0.74pt solid #000000" style:rotation-align="none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42">
      <style:table-cell-properties style:diagonal-bl-tr="none" style:diagonal-tl-br="none" fo:border="none" style:rotation-align="none"/>
    </style:style>
    <style:style style:name="ce185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207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46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3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4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4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AB30"/>
    </style:style>
    <style:style style:name="ce7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AB51"/>
    </style:style>
    <style:style style:name="ce7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AB68"/>
    </style:style>
    <style:style style:name="ce7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AB79"/>
    </style:style>
    <style:style style:name="ce7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AB94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AB113"/>
    </style:style>
    <style:style style:name="ce8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AB122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28" style:family="table-cell" style:parent-style-name="Default" style:data-style-name="N14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Q130"/>
    </style:style>
    <style:style style:name="ce86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Q137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3" style:family="table-cell" style:parent-style-name="Default" style:data-style-name="N146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L2"/>
    </style:style>
    <style:style style:name="ce234" style:family="table-cell" style:parent-style-name="Default" style:data-style-name="N14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L2"/>
    </style:style>
    <style:style style:name="ce18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Project_Stock.O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8" table:default-cell-style-name="Default"/>
        <table:table-row table:style-name="ro1">
          <table:table-cell table:style-name="ce119" table:formula="of:=+COLUMN([.B1])-1" office:value-type="float" office:value="1" calcext:value-type="float">
            <text:p>1</text:p>
          </table:table-cell>
          <table:table-cell table:style-name="ce119" table:formula="of:=+COLUMN([.C1])-1" office:value-type="float" office:value="2" calcext:value-type="float">
            <text:p>2</text:p>
          </table:table-cell>
          <table:table-cell table:style-name="ce119" table:formula="of:=+COLUMN([.D1])-1" office:value-type="float" office:value="3" calcext:value-type="float">
            <text:p>3</text:p>
          </table:table-cell>
          <table:table-cell table:style-name="ce119" table:formula="of:=+COLUMN([.E1])-1" office:value-type="float" office:value="4" calcext:value-type="float">
            <text:p>4</text:p>
          </table:table-cell>
          <table:table-cell table:style-name="ce119" table:formula="of:=+COLUMN([.F1])-1" office:value-type="float" office:value="5" calcext:value-type="float">
            <text:p>5</text:p>
          </table:table-cell>
          <table:table-cell table:style-name="ce119"/>
          <table:table-cell table:number-columns-repeated="58"/>
        </table:table-row>
        <table:table-row table:style-name="ro2">
          <table:table-cell table:style-name="ce194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121"/>
          <table:table-cell table:style-name="ce109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Asset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197" table:formula="of:=+[$'E=A-L'.AB30]" office:value-type="float" office:value="158.95" calcext:value-type="float">
            <text:p><text:s/>158.9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8" office:value-type="string" calcext:value-type="string">
            <text:p>Goods Pedestal</text:p>
          </table:table-cell>
          <table:table-cell table:style-name="ce197" table:formula="of:=+[$'E=A-L'.AB51]" office:value-type="float" office:value="0" calcext:value-type="float">
            <text:p><text:s/>-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Keyboard</text:p>
          </table:table-cell>
          <table:table-cell table:style-name="ce197" table:formula="of:=+[$'E=A-L'.AB94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Goods Bartop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Goods Frame</text:p>
          </table:table-cell>
          <table:table-cell table:style-name="ce197" table:formula="of:=+[$'E=A-L'.AB113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9" table:formula="of:=+SUM([.D6:.D24])" office:value-type="float" office:value="158.95" calcext:value-type="float">
            <text:p><text:s/>158.95 <text:s text:c="3"/></text:p>
          </table:table-cell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Libalitie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198"/>
          <table:table-cell table:style-name="ce201" table:formula="of:=+[$'E=A-L'.AO4]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8"/>
          <table:table-cell table:style-name="ce202" table:formula="of:=+SUM([.E28:.E30])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Equity</text:p>
          </table:table-cell>
          <table:table-cell table:style-name="ce196" office:value-type="date" office:date-value="2021-12-01" calcext:value-type="date">
            <text:p>2021-12-01</text:p>
          </table:table-cell>
          <table:table-cell table:style-name="ce197" table:formula="of:=+[.D25]-[.E31]" office:value-type="float" office:value="158.95" calcext:value-type="float">
            <text:p><text:s/>158.9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 table:number-rows-repeated="5">
          <table:table-cell table:number-columns-repeated="3"/>
          <table:table-cell table:style-name="ce200" table:number-columns-repeated="2"/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2" table:print-ranges="'E=A-L'.A2:'E=A-L'.AR178">
        <office:forms form:automatic-focus="false" form:apply-design-mode="false"/>
        <table:table-column table:style-name="co7" table:default-cell-style-name="Default"/>
        <table:table-column table:style-name="co8" table:default-cell-style-name="ce45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3" table:default-cell-style-name="ce45"/>
        <table:table-column table:style-name="co15" table:default-cell-style-name="ce45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7" table:default-cell-style-name="ce8"/>
        <table:table-column table:style-name="co20" table:default-cell-style-name="ce45"/>
        <table:table-column table:style-name="co21" table:default-cell-style-name="ce8"/>
        <table:table-column table:style-name="co22" table:default-cell-style-name="ce45"/>
        <table:table-column table:style-name="co23" table:default-cell-style-name="ce45"/>
        <table:table-column table:style-name="co24" table:default-cell-style-name="ce8"/>
        <table:table-column table:style-name="co25" table:default-cell-style-name="ce8"/>
        <table:table-column table:style-name="co26" table:default-cell-style-name="ce45"/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8"/>
        <table:table-column table:style-name="co31" table:default-cell-style-name="ce8"/>
        <table:table-column table:style-name="co32" table:default-cell-style-name="ce45"/>
        <table:table-column table:style-name="co33" table:default-cell-style-name="ce8"/>
        <table:table-column table:style-name="co7" table:default-cell-style-name="ce8"/>
        <table:table-column table:style-name="co34" table:default-cell-style-name="ce8"/>
        <table:table-column table:style-name="co35" table:number-columns-repeated="2" table:default-cell-style-name="ce8"/>
        <table:table-column table:style-name="co36" table:default-cell-style-name="ce45"/>
        <table:table-column table:style-name="co37" table:default-cell-style-name="ce8"/>
        <table:table-column table:style-name="co38" table:default-cell-style-name="ce8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42" table:default-cell-style-name="ce45"/>
        <table:table-column table:style-name="co16" table:default-cell-style-name="ce8"/>
        <table:table-column table:style-name="co43" table:default-cell-style-name="ce8"/>
        <table:table-column table:style-name="co44" table:default-cell-style-name="ce8"/>
        <table:table-column table:style-name="co33" table:default-cell-style-name="ce8"/>
        <table:table-column table:style-name="co16" table:default-cell-style-name="ce8"/>
        <table:table-column table:style-name="co2" table:number-columns-repeated="979" table:default-cell-style-name="Default"/>
        <table:table-header-rows>
          <table:table-row table:style-name="ro3">
            <table:table-cell table:style-name="ce135"/>
            <table:table-cell table:style-name="ce43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35" table:number-columns-repeated="3"/>
            <table:table-cell table:style-name="ce172" table:number-columns-repeated="2"/>
            <table:table-cell table:style-name="ce159"/>
            <table:table-cell table:style-name="ce135" table:number-columns-repeated="4"/>
            <table:table-cell table:style-name="ce169" office:value-type="string" calcext:value-type="string">
              <text:p>Equity = Assets - Liabilities</text:p>
            </table:table-cell>
            <table:table-cell table:style-name="ce159"/>
            <table:table-cell table:style-name="ce169" table:number-columns-repeated="2"/>
            <table:table-cell table:style-name="ce135" table:number-columns-repeated="2"/>
            <table:table-cell table:style-name="ce172" table:number-columns-repeated="4"/>
            <table:table-cell table:style-name="ce135" table:number-columns-repeated="2"/>
            <table:table-cell table:style-name="ce172"/>
            <table:table-cell table:style-name="ce135" table:number-columns-repeated="5"/>
            <table:table-cell table:style-name="ce172"/>
            <table:table-cell table:style-name="ce135" table:number-columns-repeated="2"/>
            <table:table-cell table:style-name="ce172" table:number-columns-repeated="4"/>
            <table:table-cell table:style-name="ce135" table:number-columns-repeated="4"/>
            <table:table-cell table:number-columns-repeated="980"/>
          </table:table-row>
        </table:table-header-rows>
        <table:table-row table:style-name="ro2">
          <table:table-cell table:style-name="ce121"/>
          <table:table-cell table:style-name="ce121" office:value-type="string" calcext:value-type="string">
            <text:p>REPORT: <text:s/>Quick Balance</text:p>
          </table:table-cell>
          <table:table-cell table:style-name="ce139" table:number-columns-repeated="3"/>
          <table:table-cell table:style-name="ce121" table:number-columns-repeated="5"/>
          <table:table-cell table:style-name="ce29" table:formula="of:=+IF(+[.M178]=[.AB178]-[.AQ178];&quot;BALANCE IS OK&quot;; &quot;UNBALANCED&quot;)" office:value-type="string" office:string-value="UNBALANCED" calcext:value-type="string" table:number-columns-spanned="2" table:number-rows-spanned="1">
            <text:p>UNBALANCED</text:p>
          </table:table-cell>
          <table:covered-table-cell table:style-name="ce31"/>
          <table:table-cell table:style-name="ce34" table:formula="of:=-[.M178] +[.AB178]-[.AQ178]" office:value-type="float" office:value="0.200000000000045" calcext:value-type="float">
            <text:p>SFr. 0</text:p>
          </table:table-cell>
          <table:table-cell table:style-name="ce135"/>
          <table:table-cell table:style-name="ce121"/>
          <table:table-cell table:style-name="ce121" office:value-type="string" calcext:value-type="string">
            <text:p>REPORT: <text:s/>Cash</text:p>
          </table:table-cell>
          <table:table-cell table:style-name="ce139"/>
          <table:table-cell table:style-name="ce121" table:number-columns-repeated="8"/>
          <table:table-cell table:style-name="ce67" table:formula="of:=+[.AB30]" office:value-type="currency" office:currency="CHF" office:value="158.95" calcext:value-type="currency" table:number-columns-spanned="2" table:number-rows-spanned="1">
            <text:p>CHF 158.95 </text:p>
          </table:table-cell>
          <table:covered-table-cell table:style-name="ce72"/>
          <table:table-cell table:style-name="ce121"/>
          <table:table-cell table:style-name="ce135"/>
          <table:table-cell table:style-name="ce82" table:number-columns-repeated="4"/>
          <table:table-cell table:style-name="ce31"/>
          <table:table-cell table:style-name="ce82" table:number-columns-repeated="2"/>
          <table:table-cell table:style-name="ce31" table:number-columns-repeated="4"/>
          <table:table-cell table:style-name="ce82" table:number-columns-repeated="3"/>
          <table:table-cell table:style-name="ce135"/>
          <table:table-cell table:style-name="ce119" table:number-columns-repeated="980"/>
        </table:table-row>
        <table:table-row table:style-name="ro1">
          <table:table-cell table:style-name="ce119" table:number-columns-repeated="13"/>
          <table:table-cell table:style-name="ce135"/>
          <table:table-cell table:style-name="ce119" table:number-columns-repeated="14"/>
          <table:table-cell table:style-name="ce135"/>
          <table:table-cell table:style-name="ce119" table:number-columns-repeated="14"/>
          <table:table-cell table:style-name="ce135"/>
          <table:table-cell table:style-name="ce119" table:number-columns-repeated="980"/>
        </table:table-row>
        <table:table-row table:style-name="ro2">
          <table:table-cell table:style-name="ce4"/>
          <table:table-cell table:style-name="ce44" office:value-type="string" calcext:value-type="string">
            <text:p>OWNERS EQUITY =</text:p>
          </table:table-cell>
          <table:table-cell table:style-name="ce4" table:number-columns-repeated="6"/>
          <table:table-cell table:style-name="ce44" table:number-columns-repeated="2"/>
          <table:table-cell table:style-name="ce4" table:formula="of:=+[.M178]" office:value-type="float" office:value="400" calcext:value-type="float">
            <text:p>400</text:p>
          </table:table-cell>
          <table:table-cell table:style-name="ce4" table:number-columns-repeated="2"/>
          <table:table-cell table:style-name="ce135"/>
          <table:table-cell table:style-name="ce168"/>
          <table:table-cell table:style-name="ce170" office:value-type="string" calcext:value-type="string">
            <text:p>+ ASSETS =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AB178]" office:value-type="float" office:value="400.2" calcext:value-type="float">
            <text:p>400.20</text:p>
          </table:table-cell>
          <table:table-cell table:style-name="ce170" table:number-columns-repeated="2"/>
          <table:table-cell table:style-name="ce135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2"/>
          <table:table-cell table:style-name="ce84"/>
          <table:table-cell table:style-name="ce83" table:number-columns-repeated="2"/>
          <table:table-cell table:style-name="ce84" table:number-columns-repeated="4"/>
          <table:table-cell table:style-name="ce83" table:formula="of:=+[.AQ178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OWNER</text:p>
          </table:table-cell>
          <table:table-cell table:style-name="ce14" table:number-columns-repeated="6"/>
          <table:table-cell table:style-name="ce184" office:value-type="string" calcext:value-type="string">
            <text:p>E01</text:p>
          </table:table-cell>
          <table:table-cell table:style-name="ce184"/>
          <table:table-cell table:style-name="ce14"/>
          <table:table-cell table:style-name="ce32"/>
          <table:table-cell table:style-name="ce35" table:formula="of:=+SUM([.K8:.K12])-SUM([.L8:.L12])" office:value-type="float" office:value="400" calcext:value-type="float">
            <text:p>40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114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 table:number-columns-repeated="2"/>
            <table:table-cell table:style-name="ce157" office:value-type="string" calcext:value-type="string">
              <text:p>E0101</text:p>
            </table:table-cell>
            <table:table-cell table:style-name="ce157" office:value-type="string" calcext:value-type="string">
              <text:p>A0100</text:p>
            </table:table-cell>
            <table:table-cell table:style-name="ce153" office:value-type="float" office:value="200" calcext:value-type="float">
              <text:p>2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6-08" calcext:value-type="date">
              <text:p>2023-06-08</text:p>
            </table:table-cell>
            <table:table-cell table:style-name="ce114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 table:number-columns-repeated="2"/>
            <table:table-cell table:style-name="ce157" office:value-type="string" calcext:value-type="string">
              <text:p>E0102</text:p>
            </table:table-cell>
            <table:table-cell table:style-name="ce157" office:value-type="string" calcext:value-type="string">
              <text:p>A013</text:p>
            </table:table-cell>
            <table:table-cell table:style-name="ce153" office:value-type="float" office:value="200" calcext:value-type="float">
              <text:p>2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3</text:p>
            </table:table-cell>
            <table:table-cell table:style-name="ce157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4</text:p>
            </table:table-cell>
            <table:table-cell table:style-name="ce157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187"/>
            <table:table-cell table:style-name="ce145" table:number-columns-repeated="6"/>
            <table:table-cell table:style-name="ce187" table:number-columns-repeated="2"/>
            <table:table-cell table:style-name="ce14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47" office:value-type="string" calcext:value-type="string">
              <text:p>Owners Stock</text:p>
            </table:table-cell>
            <table:table-cell table:style-name="ce14" table:number-columns-repeated="6"/>
            <table:table-cell table:style-name="ce184" office:value-type="string" calcext:value-type="string">
              <text:p>E02</text:p>
            </table:table-cell>
            <table:table-cell table:style-name="ce184"/>
            <table:table-cell table:style-name="ce14"/>
            <table:table-cell table:style-name="ce32"/>
            <table:table-cell table:style-name="ce35" table:formula="of:=+SUM([.K16:.K26])-SUM([.L16:.L26])" office:value-type="float" office:value="0" calcext:value-type="float">
              <text:p>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/>
            <table:table-cell table:style-name="ce54"/>
            <table:table-cell table:style-name="ce17" table:number-columns-repeated="3"/>
            <table:table-cell table:style-name="ce20"/>
            <table:table-cell table:style-name="ce157"/>
            <table:table-cell table:style-name="ce25"/>
            <table:table-cell table:style-name="ce157" table:number-columns-repeated="2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/>
            <table:table-cell table:style-name="ce54"/>
            <table:table-cell table:style-name="ce17" table:number-columns-repeated="3"/>
            <table:table-cell table:style-name="ce153"/>
            <table:table-cell table:style-name="ce157" table:number-columns-repeated="4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6">
            <table:table-cell/>
            <table:table-cell table:style-name="ce54"/>
            <table:table-cell table:style-name="ce17" table:number-columns-repeated="3"/>
            <table:table-cell table:style-name="ce153" table:number-columns-repeated="3"/>
            <table:table-cell table:style-name="ce157" table:number-columns-repeated="2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187"/>
            <table:table-cell table:style-name="ce145" table:number-columns-repeated="6"/>
            <table:table-cell table:style-name="ce187" table:number-columns-repeated="2"/>
            <table:table-cell table:style-name="ce14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3"/>
            <table:table-cell table:style-name="ce18" table:number-columns-repeated="3"/>
            <table:table-cell table:style-name="ce128" table:number-columns-repeated="3"/>
            <table:table-cell table:style-name="ce55" table:number-columns-repeated="2"/>
            <table:table-cell table:style-name="ce128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Reiffeisen <text:s/>NR= 001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1</text:p>
          </table:table-cell>
          <table:table-cell table:style-name="ce184"/>
          <table:table-cell table:style-name="ce178"/>
          <table:table-cell table:style-name="ce217"/>
          <table:table-cell table:style-name="ce75" table:formula="of:=+SUM([.Z32:.Z49])-SUM([.AA32:.AA49])" office:value-type="float" office:value="158.95" calcext:value-type="float">
            <text:p>158.95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157" office:value-type="string" calcext:value-type="string">
              <text:p>A0100</text:p>
            </table:table-cell>
            <table:table-cell table:style-name="ce157" office:value-type="string" calcext:value-type="string">
              <text:p>E0101</text:p>
            </table:table-cell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12</text:p>
            </table:table-cell>
            <table:table-cell table:style-name="ce1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1" office:value-type="string" calcext:value-type="string">
              <text:p>Wood for Pedistil</text:p>
            </table:table-cell>
            <table:table-cell table:style-name="ce11" table:number-columns-repeated="3"/>
            <table:table-cell table:style-name="ce54" office:value-type="string" calcext:value-type="string">
              <text:p>A011</text:p>
            </table:table-cell>
            <table:table-cell table:style-name="ce157" office:value-type="string" calcext:value-type="string">
              <text:p>L021</text:p>
            </table:table-cell>
            <table:table-cell table:style-name="ce11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21</text:p>
            </table:table-cell>
            <table:table-cell table:style-name="ce11"/>
            <table:table-cell table:style-name="ce54" office:value-type="string" calcext:value-type="string">
              <text:p>Obi</text:p>
            </table:table-cell>
            <table:table-cell table:style-name="ce11"/>
            <table:table-cell table:style-name="ce11" office:value-type="string" calcext:value-type="string">
              <text:p>Components for Pedistil</text:p>
            </table:table-cell>
            <table:table-cell table:style-name="ce11" table:number-columns-repeated="3"/>
            <table:table-cell table:style-name="ce54" office:value-type="string" calcext:value-type="string">
              <text:p>A012</text:p>
            </table:table-cell>
            <table:table-cell table:style-name="ce157" office:value-type="string" calcext:value-type="string">
              <text:p>A052</text:p>
            </table:table-cell>
            <table:table-cell table:style-name="ce11"/>
            <table:table-cell table:style-name="ce25" office:value-type="float" office:value="23.15" calcext:value-type="float">
              <text:p>23.15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8</text:p>
            </table:table-cell>
            <table:table-cell table:style-name="ce153"/>
            <table:table-cell table:style-name="ce157" office:value-type="string" calcext:value-type="string">
              <text:p>Land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/>
            <table:table-cell table:style-name="ce157" table:number-columns-repeated="2"/>
            <table:table-cell table:style-name="ce54" office:value-type="string" calcext:value-type="string">
              <text:p>A014</text:p>
            </table:table-cell>
            <table:table-cell table:style-name="ce157" office:value-type="string" calcext:value-type="string">
              <text:p>A054</text:p>
            </table:table-cell>
            <table:table-cell table:style-name="ce25"/>
            <table:table-cell table:style-name="ce25" office:value-type="float" office:value="11.6" calcext:value-type="float">
              <text:p>11.6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41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office:value-type="string" calcext:value-type="string">
              <text:p>Order Pedesal (Wages 6h @20SF/h)</text:p>
            </table:table-cell>
            <table:table-cell table:style-name="ce153"/>
            <table:table-cell table:style-name="ce157" table:number-columns-repeated="2"/>
            <table:table-cell table:style-name="ce54" office:value-type="string" calcext:value-type="string">
              <text:p>A015</text:p>
            </table:table-cell>
            <table:table-cell table:style-name="ce157" office:value-type="string" calcext:value-type="string">
              <text:p>L0301</text:p>
            </table:table-cell>
            <table:table-cell table:style-name="ce25"/>
            <table:table-cell table:style-name="ce25" office:value-type="float" office:value="120" calcext:value-type="float">
              <text:p>12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54" office:value-type="string" calcext:value-type="string">
              <text:p>A013</text:p>
            </table:table-cell>
            <table:table-cell table:style-name="ce157" office:value-type="string" calcext:value-type="string">
              <text:p>E0102</text:p>
            </table:table-cell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/>
            <table:table-cell table:style-name="ce157" table:number-columns-repeated="2"/>
            <table:table-cell table:style-name="ce54" office:value-type="string" calcext:value-type="string">
              <text:p>A016</text:p>
            </table:table-cell>
            <table:table-cell table:style-name="ce157" office:value-type="string" calcext:value-type="string">
              <text:p>A053</text:p>
            </table:table-cell>
            <table:table-cell table:style-name="ce25"/>
            <table:table-cell table:style-name="ce25" office:value-type="float" office:value="34" calcext:value-type="float">
              <text:p>34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57" table:number-columns-repeated="2"/>
            <table:table-cell table:style-name="ce157" table:number-columns-repeated="2"/>
            <table:table-cell table:style-name="ce54" office:value-type="string" calcext:value-type="string">
              <text:p>A017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54" office:value-type="string" calcext:value-type="string">
              <text:p>A018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1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54" office:value-type="string" calcext:value-type="string">
              <text:p>A019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54" office:value-type="string" calcext:value-type="string">
              <text:p>A020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54" office:value-type="string" calcext:value-type="string">
              <text:p>A021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54" office:value-type="string" calcext:value-type="string">
              <text:p>A022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54" office:value-type="string" calcext:value-type="string">
              <text:p>A023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 table:number-columns-repeated="2"/>
            <table:table-cell table:style-name="ce157" table:number-columns-repeated="2"/>
            <table:table-cell table:style-name="ce54" office:value-type="string" calcext:value-type="string">
              <text:p>A024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 table:number-columns-repeated="2"/>
            <table:table-cell table:style-name="ce157" table:number-columns-repeated="2"/>
            <table:table-cell table:style-name="ce54" office:value-type="string" calcext:value-type="string">
              <text:p>A025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 table:number-columns-repeated="2"/>
            <table:table-cell table:style-name="ce157" table:number-columns-repeated="2"/>
            <table:table-cell table:style-name="ce54" office:value-type="string" calcext:value-type="string">
              <text:p>A026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 table:number-columns-repeated="13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- Bartop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3</text:p>
          </table:table-cell>
          <table:table-cell table:style-name="ce184"/>
          <table:table-cell table:style-name="ce178"/>
          <table:table-cell table:style-name="ce217"/>
          <table:table-cell table:style-name="ce76" table:formula="of:=+SUM([.Z53:.Z66])-SUM([.AA53:.AA66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4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6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/>
            <table:table-cell table:style-name="ce51"/>
            <table:table-cell table:style-name="ce59" table:number-columns-repeated="2"/>
            <table:table-cell table:style-name="ce63" table:number-columns-repeated="2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59" table:number-columns-repeated="2"/>
            <table:table-cell table:style-name="ce64"/>
            <table:table-cell table:style-name="ce63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57" table:number-columns-repeated="2"/>
            <table:table-cell table:style-name="ce65"/>
            <table:table-cell table:style-name="ce66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57" table:number-columns-repeated="2"/>
            <table:table-cell table:style-name="ce65"/>
            <table:table-cell table:style-name="ce63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 table:number-columns-repeated="2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9" office:value-type="string" calcext:value-type="string">
              <text:p>Goods - Keyboard</text:p>
            </table:table-cell>
            <table:table-cell table:style-name="ce178"/>
            <table:table-cell table:style-name="ce184" table:number-columns-repeated="2"/>
            <table:table-cell table:style-name="ce178" table:number-columns-repeated="2"/>
            <table:table-cell table:style-name="ce184" table:number-columns-repeated="2"/>
            <table:table-cell table:style-name="ce184" office:value-type="string" calcext:value-type="string">
              <text:p>A04</text:p>
            </table:table-cell>
            <table:table-cell table:style-name="ce184"/>
            <table:table-cell table:style-name="ce178"/>
            <table:table-cell table:style-name="ce217"/>
            <table:table-cell table:style-name="ce77" table:formula="of:=+SUM([.Z70:.Z71])-SUM([.AA70:.AA71])" office:value-type="float" office:value="0" calcext:value-type="float">
              <text:p>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/>
            <table:table-cell table:style-name="ce148"/>
            <table:table-cell table:style-name="ce185" table:number-columns-repeated="2"/>
            <table:table-cell table:style-name="ce143" table:number-columns-repeated="2"/>
            <table:table-cell table:style-name="ce156" table:number-columns-repeated="4"/>
            <table:table-cell table:style-name="ce161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 table:number-columns-repeated="2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9" office:value-type="string" calcext:value-type="string">
              <text:p>Goods – Monitor</text:p>
            </table:table-cell>
            <table:table-cell table:style-name="ce178"/>
            <table:table-cell table:style-name="ce184" table:number-columns-repeated="2"/>
            <table:table-cell table:style-name="ce178" table:number-columns-repeated="2"/>
            <table:table-cell table:style-name="ce184" table:number-columns-repeated="2"/>
            <table:table-cell table:style-name="ce184" office:value-type="string" calcext:value-type="string">
              <text:p>A04</text:p>
            </table:table-cell>
            <table:table-cell table:style-name="ce184"/>
            <table:table-cell table:style-name="ce178"/>
            <table:table-cell table:style-name="ce217"/>
            <table:table-cell table:style-name="ce77" table:formula="of:=+SUM([.Z75:.Z76])-SUM([.AA75:.AA76])" office:value-type="float" office:value="0" calcext:value-type="float">
              <text:p>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/>
            <table:table-cell table:style-name="ce148"/>
            <table:table-cell table:style-name="ce185" table:number-columns-repeated="2"/>
            <table:table-cell table:style-name="ce143" table:number-columns-repeated="2"/>
            <table:table-cell table:style-name="ce156" table:number-columns-repeated="4"/>
            <table:table-cell table:style-name="ce161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 table:number-columns-repeated="2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9" office:value-type="string" calcext:value-type="string">
              <text:p>Goods – Pedestal</text:p>
            </table:table-cell>
            <table:table-cell table:style-name="ce178"/>
            <table:table-cell table:style-name="ce184" table:number-columns-repeated="2"/>
            <table:table-cell table:style-name="ce178" table:number-columns-repeated="2"/>
            <table:table-cell table:style-name="ce184" table:number-columns-repeated="2"/>
            <table:table-cell table:style-name="ce184" office:value-type="string" calcext:value-type="string">
              <text:p>A05</text:p>
            </table:table-cell>
            <table:table-cell table:style-name="ce184"/>
            <table:table-cell table:style-name="ce178"/>
            <table:table-cell table:style-name="ce217"/>
            <table:table-cell table:style-name="ce78" table:formula="of:=+SUM([.Z81:.Z91])-SUM([.AA81:.AA91])" office:value-type="float" office:value="0" calcext:value-type="float">
              <text:p>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In STOCK</text:p>
            </table:table-cell>
            <table:table-cell table:style-name="ce153" table:number-columns-repeated="2"/>
            <table:table-cell table:style-name="ce157" office:value-type="string" calcext:value-type="string">
              <text:p>A051</text:p>
            </table:table-cell>
            <table:table-cell table:style-name="ce157" office:value-type="string" calcext:value-type="string">
              <text:p>L022</text:p>
            </table:table-cell>
            <table:table-cell table:style-name="ce153" office:value-type="float" office:value="52.3" calcext:value-type="float">
              <text:p>52.3</text:p>
            </table:table-cell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Ob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In STOCK</text:p>
            </table:table-cell>
            <table:table-cell table:style-name="ce153" table:number-columns-repeated="2"/>
            <table:table-cell table:style-name="ce157" office:value-type="string" calcext:value-type="string">
              <text:p>A052</text:p>
            </table:table-cell>
            <table:table-cell table:style-name="ce54" office:value-type="string" calcext:value-type="string">
              <text:p>A012</text:p>
            </table:table-cell>
            <table:table-cell table:style-name="ce153" office:value-type="float" office:value="23.15" calcext:value-type="float">
              <text:p>23.15</text:p>
            </table:table-cell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In STOCK</text:p>
            </table:table-cell>
            <table:table-cell table:style-name="ce153" table:number-columns-repeated="2"/>
            <table:table-cell table:style-name="ce157" office:value-type="string" calcext:value-type="string">
              <text:p>A053</text:p>
            </table:table-cell>
            <table:table-cell table:style-name="ce54" office:value-type="string" calcext:value-type="string">
              <text:p>A016</text:p>
            </table:table-cell>
            <table:table-cell table:style-name="ce153" office:value-type="float" office:value="34.2" calcext:value-type="float">
              <text:p>34.2</text:p>
            </table:table-cell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8</text:p>
            </table:table-cell>
            <table:table-cell table:style-name="ce153"/>
            <table:table-cell table:style-name="ce157" office:value-type="string" calcext:value-type="string">
              <text:p>Land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In STOCK</text:p>
            </table:table-cell>
            <table:table-cell table:style-name="ce153" table:number-columns-repeated="2"/>
            <table:table-cell table:style-name="ce157" office:value-type="string" calcext:value-type="string">
              <text:p>A054</text:p>
            </table:table-cell>
            <table:table-cell table:style-name="ce54" office:value-type="string" calcext:value-type="string">
              <text:p>A014</text:p>
            </table:table-cell>
            <table:table-cell table:style-name="ce153" office:value-type="float" office:value="11.6" calcext:value-type="float">
              <text:p>11.6</text:p>
            </table:table-cell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5</text:p>
            </table:table-cell>
            <table:table-cell table:style-name="ce157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Sent to MFR</text:p>
            </table:table-cell>
            <table:table-cell table:style-name="ce153" table:number-columns-repeated="2"/>
            <table:table-cell table:style-name="ce157" office:value-type="string" calcext:value-type="string">
              <text:p>A056</text:p>
            </table:table-cell>
            <table:table-cell table:style-name="ce157" office:value-type="string" calcext:value-type="string">
              <text:p>L0304</text:p>
            </table:table-cell>
            <table:table-cell table:style-name="ce153"/>
            <table:table-cell table:style-name="ce153" office:value-type="float" office:value="52.3" calcext:value-type="float">
              <text:p>52.3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Ob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Sent to MFR</text:p>
            </table:table-cell>
            <table:table-cell table:style-name="ce153" table:number-columns-repeated="2"/>
            <table:table-cell table:style-name="ce157" office:value-type="string" calcext:value-type="string">
              <text:p>A057</text:p>
            </table:table-cell>
            <table:table-cell table:style-name="ce157" office:value-type="string" calcext:value-type="string">
              <text:p>L0305</text:p>
            </table:table-cell>
            <table:table-cell table:style-name="ce153"/>
            <table:table-cell table:style-name="ce153" office:value-type="float" office:value="23.15" calcext:value-type="float">
              <text:p>23.15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Sent to MFR</text:p>
            </table:table-cell>
            <table:table-cell table:style-name="ce153" table:number-columns-repeated="2"/>
            <table:table-cell table:style-name="ce157" office:value-type="string" calcext:value-type="string">
              <text:p>A058</text:p>
            </table:table-cell>
            <table:table-cell table:style-name="ce157" office:value-type="string" calcext:value-type="string">
              <text:p>L0306</text:p>
            </table:table-cell>
            <table:table-cell table:style-name="ce153"/>
            <table:table-cell table:style-name="ce153" office:value-type="float" office:value="34.2" calcext:value-type="float">
              <text:p>34.2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8</text:p>
            </table:table-cell>
            <table:table-cell table:style-name="ce153"/>
            <table:table-cell table:style-name="ce157" office:value-type="string" calcext:value-type="string">
              <text:p>Land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Sent to MFR</text:p>
            </table:table-cell>
            <table:table-cell table:style-name="ce153" table:number-columns-repeated="2"/>
            <table:table-cell table:style-name="ce157" office:value-type="string" calcext:value-type="string">
              <text:p>A059</text:p>
            </table:table-cell>
            <table:table-cell table:style-name="ce157" office:value-type="string" calcext:value-type="string">
              <text:p>L0307</text:p>
            </table:table-cell>
            <table:table-cell table:style-name="ce153"/>
            <table:table-cell table:style-name="ce153" office:value-type="float" office:value="11.6" calcext:value-type="float">
              <text:p>11.6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table:number-columns-repeated="2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 table:number-columns-repeated="2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- Electronics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79" table:formula="of:=+SUM([.Z96:.AA110])-SUM([.AA96:.AA110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49" table:number-columns-repeated="2"/>
            <table:table-cell table:style-name="ce153" table:number-columns-repeated="2"/>
            <table:table-cell table:style-name="ce157" table:number-columns-repeated="2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60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20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4"/>
            <table:table-cell table:style-name="ce157"/>
            <table:table-cell table:style-name="ce25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61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/>
            <table:table-cell table:style-name="ce49" office:value-type="string" calcext:value-type="string">
              <text:p>6</text:p>
            </table:table-cell>
            <table:table-cell table:style-name="ce61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 table:number-rows-repeated="3">
          <table:table-cell table:number-columns-repeated="13"/>
          <table:table-cell table:style-name="ce135"/>
          <table:table-cell/>
          <table:table-cell table:style-name="ce54"/>
          <table:table-cell table:style-name="ce17"/>
          <table:table-cell table:style-name="ce49" table:number-columns-repeated="2"/>
          <table:table-cell table:style-name="ce61" table:number-columns-repeated="2"/>
          <table:table-cell table:style-name="ce157"/>
          <table:table-cell table:style-name="ce25"/>
          <table:table-cell table:style-name="ce63" table:number-columns-repeated="2"/>
          <table:table-cell table:style-name="ce25"/>
          <table:table-cell table:style-name="ce153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 table:number-rows-repeated="2">
          <table:table-cell table:number-columns-repeated="13"/>
          <table:table-cell table:style-name="ce135"/>
          <table:table-cell/>
          <table:table-cell table:style-name="ce54"/>
          <table:table-cell table:style-name="ce17"/>
          <table:table-cell table:style-name="ce49" table:number-columns-repeated="2"/>
          <table:table-cell table:style-name="ce20" table:number-columns-repeated="2"/>
          <table:table-cell table:style-name="ce157"/>
          <table:table-cell table:style-name="ce25"/>
          <table:table-cell table:style-name="ce63" table:number-columns-repeated="2"/>
          <table:table-cell table:style-name="ce25"/>
          <table:table-cell table:style-name="ce153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 table:number-rows-repeated="2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- Reuse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80" table:formula="of:=+SUM([.Z115:.Z118])-SUM([.AA115:.AA118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156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85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/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 table:number-rows-repeated="2">
          <table:table-cell table:number-columns-repeated="13"/>
          <table:table-cell table:style-name="ce135"/>
          <table:table-cell/>
          <table:table-cell table:style-name="ce54"/>
          <table:table-cell table:style-name="ce42"/>
          <table:table-cell table:style-name="ce49" table:number-columns-repeated="2"/>
          <table:table-cell table:style-name="ce153" table:number-columns-repeated="2"/>
          <table:table-cell table:style-name="ce157" table:number-columns-repeated="4"/>
          <table:table-cell table:style-name="ce25"/>
          <table:table-cell table:style-name="ce153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4"/>
          <table:table-cell table:style-name="ce17"/>
          <table:table-cell table:style-name="ce49" table:number-columns-repeated="2"/>
          <table:table-cell table:style-name="ce153" table:number-columns-repeated="2"/>
          <table:table-cell table:style-name="ce157" table:number-columns-repeated="4"/>
          <table:table-cell table:style-name="ce25"/>
          <table:table-cell table:style-name="ce153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 table:number-rows-repeated="3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For Sale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5</text:p>
          </table:table-cell>
          <table:table-cell table:style-name="ce184"/>
          <table:table-cell table:style-name="ce178"/>
          <table:table-cell table:style-name="ce217"/>
          <table:table-cell table:style-name="ce81" table:formula="of:=+SUM([.Z124:.Z127])-SUM([.AA124:.AA127])" office:value-type="float" office:value="241.25" calcext:value-type="float">
            <text:p>241.25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3"/>
            <table:table-cell table:style-name="ce156"/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office:value-type="string" calcext:value-type="string">
              <text:p>Pedesal RED</text:p>
            </table:table-cell>
            <table:table-cell table:style-name="ce153"/>
            <table:table-cell table:style-name="ce157" table:number-columns-repeated="2"/>
            <table:table-cell table:style-name="ce157" office:value-type="string" calcext:value-type="string">
              <text:p>A0051</text:p>
            </table:table-cell>
            <table:table-cell table:style-name="ce157" office:value-type="string" calcext:value-type="string">
              <text:p>L0302</text:p>
            </table:table-cell>
            <table:table-cell table:style-name="ce153" office:value-type="float" office:value="241.25" calcext:value-type="float">
              <text:p>241.25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11"/>
            <table:table-cell table:style-name="ce54" table:number-columns-repeated="2"/>
            <table:table-cell table:style-name="ce153" table:number-columns-repeated="2"/>
            <table:table-cell table:style-name="ce157" table:number-columns-repeated="4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Cred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01</text:p>
          </table:table-cell>
          <table:table-cell table:style-name="ce184"/>
          <table:table-cell table:style-name="ce178"/>
          <table:table-cell table:style-name="ce217"/>
          <table:table-cell table:style-name="ce85" table:formula="of:=+SUM([.AO132:.AO135])-SUM([.AP132:.AP135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2"/>
            <table:table-cell table:style-name="ce180"/>
            <table:table-cell table:style-name="ce153" office:value-type="string" calcext:value-type="string">
              <text:p>Pedestal</text:p>
            </table:table-cell>
            <table:table-cell table:style-name="ce153"/>
            <table:table-cell table:style-name="ce157" table:number-columns-repeated="4"/>
            <table:table-cell table:style-name="ce153" table:number-columns-repeated="2"/>
            <table:table-cell table:style-name="ce128"/>
            <table:table-cell table:style-name="ce135"/>
            <table:table-cell table:number-columns-repeated="980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2"/>
            <table:table-cell table:style-name="ce180"/>
            <table:table-cell table:style-name="ce153" table:number-columns-repeated="2"/>
            <table:table-cell table:style-name="ce157" table:number-columns-repeated="4"/>
            <table:table-cell table:style-name="ce153" table:number-columns-repeated="2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Deb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02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39:.AO142])-SUM([.AP139:.AP142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2023/04/12</text:p>
            </table:table-cell>
            <table:table-cell table:style-name="ce148"/>
            <table:table-cell table:style-name="ce148" office:value-type="string" calcext:value-type="string">
              <text:p>Jumbo</text:p>
            </table:table-cell>
            <table:table-cell table:style-name="ce185"/>
            <table:table-cell table:style-name="ce143" office:value-type="string" calcext:value-type="string">
              <text:p>Wood for Pedistil</text:p>
            </table:table-cell>
            <table:table-cell table:style-name="ce143"/>
            <table:table-cell table:style-name="ce157" table:number-columns-repeated="2"/>
            <table:table-cell table:style-name="ce157" office:value-type="string" calcext:value-type="string">
              <text:p>L021</text:p>
            </table:table-cell>
            <table:table-cell table:style-name="ce157" office:value-type="string" calcext:value-type="string">
              <text:p>A011</text:p>
            </table:table-cell>
            <table:table-cell table:style-name="ce25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2023/04/21</text:p>
            </table:table-cell>
            <table:table-cell table:style-name="ce148"/>
            <table:table-cell table:style-name="ce148" office:value-type="string" calcext:value-type="string">
              <text:p>Jumbo</text:p>
            </table:table-cell>
            <table:table-cell table:style-name="ce185"/>
            <table:table-cell table:style-name="ce143" office:value-type="string" calcext:value-type="string">
              <text:p>Wood for Pedistil</text:p>
            </table:table-cell>
            <table:table-cell table:style-name="ce143"/>
            <table:table-cell table:style-name="ce157" table:number-columns-repeated="2"/>
            <table:table-cell table:style-name="ce157" office:value-type="string" calcext:value-type="string">
              <text:p>L022</text:p>
            </table:table-cell>
            <table:table-cell table:style-name="ce157" office:value-type="string" calcext:value-type="string">
              <text:p>A052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153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2"/>
            <table:table-cell table:style-name="ce180"/>
            <table:table-cell table:style-name="ce153" table:number-columns-repeated="2"/>
            <table:table-cell table:style-name="ce157" table:number-columns-repeated="4"/>
            <table:table-cell table:style-name="ce25" table:number-columns-repeated="2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Pedesal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03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46:.AO156])-SUM([.AP146:.AP156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05/09</text:p>
          </table:table-cell>
          <table:table-cell table:style-name="ce153"/>
          <table:table-cell table:style-name="ce157"/>
          <table:table-cell table:style-name="ce157" office:value-type="string" calcext:value-type="string">
            <text:p>6</text:p>
          </table:table-cell>
          <table:table-cell table:style-name="ce153" office:value-type="string" calcext:value-type="string">
            <text:p>Assembly Hours</text:p>
          </table:table-cell>
          <table:table-cell table:style-name="ce153"/>
          <table:table-cell table:style-name="ce157" office:value-type="float" office:value="20" calcext:value-type="float">
            <text:p>20</text:p>
          </table:table-cell>
          <table:table-cell table:style-name="ce157" table:formula="of:=+[.AK146]*[.AH146]" office:value-type="float" office:value="120" calcext:value-type="float">
            <text:p>120</text:p>
          </table:table-cell>
          <table:table-cell table:style-name="ce157" office:value-type="string" calcext:value-type="string">
            <text:p>L0301</text:p>
          </table:table-cell>
          <table:table-cell table:style-name="ce54" office:value-type="string" calcext:value-type="string">
            <text:p>A015 </text:p>
          </table:table-cell>
          <table:table-cell table:style-name="ce153" table:formula="of:=+[.AL146]" office:value-type="float" office:value="120" calcext:value-type="float">
            <text:p>120</text:p>
          </table:table-cell>
          <table:table-cell table:style-name="ce25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04/2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7"/>
          <table:table-cell table:style-name="ce153" office:value-type="string" calcext:value-type="string">
            <text:p>Wood for Pedistil</text:p>
          </table:table-cell>
          <table:table-cell table:style-name="ce153" office:value-type="string" calcext:value-type="string">
            <text:p>From Stock</text:p>
          </table:table-cell>
          <table:table-cell table:style-name="ce157" table:number-columns-repeated="2"/>
          <table:table-cell table:style-name="ce157" office:value-type="string" calcext:value-type="string">
            <text:p>L0304</text:p>
          </table:table-cell>
          <table:table-cell table:style-name="ce54"/>
          <table:table-cell table:style-name="ce153" office:value-type="float" office:value="52.3" calcext:value-type="float">
            <text:p>52.3</text:p>
          </table:table-cell>
          <table:table-cell table:style-name="ce25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04/21</text:p>
          </table:table-cell>
          <table:table-cell table:style-name="ce153"/>
          <table:table-cell table:style-name="ce157" office:value-type="string" calcext:value-type="string">
            <text:p>Obi</text:p>
          </table:table-cell>
          <table:table-cell table:style-name="ce157"/>
          <table:table-cell table:style-name="ce153" office:value-type="string" calcext:value-type="string">
            <text:p>Components for Pedistil</text:p>
          </table:table-cell>
          <table:table-cell table:style-name="ce153" office:value-type="string" calcext:value-type="string">
            <text:p>From Stock</text:p>
          </table:table-cell>
          <table:table-cell table:style-name="ce157" table:number-columns-repeated="2"/>
          <table:table-cell table:style-name="ce157" office:value-type="string" calcext:value-type="string">
            <text:p>L0305</text:p>
          </table:table-cell>
          <table:table-cell table:style-name="ce54"/>
          <table:table-cell table:style-name="ce153" office:value-type="float" office:value="23.15" calcext:value-type="float">
            <text:p>23.15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04/2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7"/>
          <table:table-cell table:style-name="ce153" office:value-type="string" calcext:value-type="string">
            <text:p>Components for Pedistil</text:p>
          </table:table-cell>
          <table:table-cell table:style-name="ce153" office:value-type="string" calcext:value-type="string">
            <text:p>From Stock</text:p>
          </table:table-cell>
          <table:table-cell table:style-name="ce157" table:number-columns-repeated="2"/>
          <table:table-cell table:style-name="ce157" office:value-type="string" calcext:value-type="string">
            <text:p>L0306</text:p>
          </table:table-cell>
          <table:table-cell table:style-name="ce54"/>
          <table:table-cell table:style-name="ce153" office:value-type="float" office:value="34.2" calcext:value-type="float">
            <text:p>34.2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05/08</text:p>
          </table:table-cell>
          <table:table-cell table:style-name="ce153"/>
          <table:table-cell table:style-name="ce157" office:value-type="string" calcext:value-type="string">
            <text:p>Landi</text:p>
          </table:table-cell>
          <table:table-cell table:style-name="ce157"/>
          <table:table-cell table:style-name="ce153" office:value-type="string" calcext:value-type="string">
            <text:p>Components for Pedistil</text:p>
          </table:table-cell>
          <table:table-cell table:style-name="ce153" office:value-type="string" calcext:value-type="string">
            <text:p>From Stock</text:p>
          </table:table-cell>
          <table:table-cell table:style-name="ce157" table:number-columns-repeated="2"/>
          <table:table-cell table:style-name="ce157" office:value-type="string" calcext:value-type="string">
            <text:p>L0307</text:p>
          </table:table-cell>
          <table:table-cell table:style-name="ce54"/>
          <table:table-cell table:style-name="ce153" office:value-type="float" office:value="11.6" calcext:value-type="float">
            <text:p>11.6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/>
          <table:table-cell table:style-name="ce153"/>
          <table:table-cell table:style-name="ce157" table:number-columns-repeated="2"/>
          <table:table-cell table:style-name="ce153" table:number-columns-repeated="2"/>
          <table:table-cell table:style-name="ce157" table:number-columns-repeated="3"/>
          <table:table-cell table:style-name="ce54"/>
          <table:table-cell table:style-name="ce153"/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05/09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Delivered Pedesal RED</text:p>
          </table:table-cell>
          <table:table-cell table:style-name="ce153"/>
          <table:table-cell table:style-name="ce157"/>
          <table:table-cell table:style-name="ce157" office:value-type="float" office:value="120" calcext:value-type="float">
            <text:p>120</text:p>
          </table:table-cell>
          <table:table-cell table:style-name="ce157" office:value-type="string" calcext:value-type="string">
            <text:p>L0302</text:p>
          </table:table-cell>
          <table:table-cell table:style-name="ce54" office:value-type="string" calcext:value-type="string">
            <text:p>A0051</text:p>
          </table:table-cell>
          <table:table-cell table:style-name="ce153"/>
          <table:table-cell table:style-name="ce25" office:value-type="float" office:value="241.25" calcext:value-type="float">
            <text:p>241.25</text:p>
          </table:table-cell>
          <table:table-cell table:style-name="ce128"/>
          <table:table-cell table:style-name="ce135"/>
          <table:table-cell table:number-columns-repeated="980"/>
        </table:table-row>
        <table:table-row table:style-name="ro1" table:number-rows-repeated="3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/>
          <table:table-cell table:style-name="ce153"/>
          <table:table-cell table:style-name="ce157" table:number-columns-repeated="2"/>
          <table:table-cell table:style-name="ce153" table:number-columns-repeated="2"/>
          <table:table-cell table:style-name="ce157" table:number-columns-repeated="3"/>
          <table:table-cell table:style-name="ce54"/>
          <table:table-cell table:style-name="ce153"/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Keyboard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04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60:.AO170])-SUM([.AP160:.AP170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/>
          <table:table-cell table:style-name="ce148" table:number-columns-repeated="2"/>
          <table:table-cell table:style-name="ce185"/>
          <table:table-cell table:style-name="ce143" table:number-columns-repeated="2"/>
          <table:table-cell table:style-name="ce157" table:number-columns-repeated="4"/>
          <table:table-cell table:style-name="ce25" table:number-columns-repeated="2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/>
          <table:table-cell table:style-name="ce153"/>
          <table:table-cell table:style-name="ce157" table:number-columns-repeated="2"/>
          <table:table-cell table:style-name="ce153" table:number-columns-repeated="2"/>
          <table:table-cell table:style-name="ce157" table:number-columns-repeated="4"/>
          <table:table-cell table:style-name="ce153"/>
          <table:table-cell table:style-name="ce25"/>
          <table:table-cell/>
          <table:table-cell table:style-name="ce135"/>
          <table:table-cell table:number-columns-repeated="980"/>
        </table:table-row>
        <table:table-row table:style-name="ro1" table:number-rows-repeated="3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/>
          <table:table-cell table:style-name="ce153"/>
          <table:table-cell table:style-name="ce157" table:number-columns-repeated="2"/>
          <table:table-cell table:style-name="ce153" table:number-columns-repeated="2"/>
          <table:table-cell table:style-name="ce157" table:number-columns-repeated="3"/>
          <table:table-cell table:style-name="ce54"/>
          <table:table-cell table:style-name="ce153"/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1"/>
          <table:table-cell table:style-name="ce16" table:number-columns-repeated="2"/>
          <table:table-cell table:style-name="ce180"/>
          <table:table-cell table:style-name="ce153" table:number-columns-repeated="2"/>
          <table:table-cell table:style-name="ce157" table:number-columns-repeated="4"/>
          <table:table-cell table:style-name="ce25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/>
          <table:table-cell table:style-name="ce148" table:number-columns-repeated="2"/>
          <table:table-cell table:style-name="ce185"/>
          <table:table-cell table:style-name="ce153" table:number-columns-repeated="2"/>
          <table:table-cell table:style-name="ce157" table:number-columns-repeated="4"/>
          <table:table-cell table:style-name="ce25"/>
          <table:table-cell table:style-name="ce153"/>
          <table:table-cell table:style-name="ce128"/>
          <table:table-cell table:style-name="ce135"/>
          <table:table-cell table:number-columns-repeated="980"/>
        </table:table-row>
        <table:table-row table:style-name="ro1" table:number-rows-repeated="3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1"/>
          <table:table-cell table:style-name="ce16" table:number-columns-repeated="2"/>
          <table:table-cell table:style-name="ce180"/>
          <table:table-cell table:style-name="ce153" table:number-columns-repeated="2"/>
          <table:table-cell table:style-name="ce157" table:number-columns-repeated="4"/>
          <table:table-cell table:style-name="ce25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 table:number-rows-repeated="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5"/>
          <table:table-cell table:style-name="ce128"/>
          <table:table-cell table:style-name="ce55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5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SUM([.M5:.M177])" office:value-type="float" office:value="400" calcext:value-type="float">
            <text:p>4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SUM([.AB5:.AB177])" office:value-type="float" office:value="400.2" calcext:value-type="float">
            <text:p>400.2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SUM([.AQ5:.AQ177])" office:value-type="float" office:value="0" calcext:value-type="float">
            <text:p>0</text:p>
          </table:table-cell>
          <table:table-cell table:style-name="ce22"/>
          <table:table-cell table:number-columns-repeated="980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=A-L'.$A$1" table:cell-range-address="$'E=A-L'.$A$2:.$AR$178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M6:'E=A-L'.M6 'E=A-L'.M14:'E=A-L'.M14">
            <calcext:condition calcext:apply-style-name="ConditionalStyle_12" calcext:value="&lt;0" calcext:base-cell-address="'E=A-L'.M6"/>
          </calcext:conditional-format>
          <calcext:conditional-format calcext:target-range-address="'E=A-L'.AB30:'E=A-L'.AB30">
            <calcext:condition calcext:apply-style-name="ConditionalStyle_11" calcext:value="&lt;0" calcext:base-cell-address="'E=A-L'.AB30"/>
          </calcext:conditional-format>
          <calcext:conditional-format calcext:target-range-address="'E=A-L'.AB51:'E=A-L'.AB51">
            <calcext:condition calcext:apply-style-name="ConditionalStyle_10" calcext:value="&lt;0" calcext:base-cell-address="'E=A-L'.AB51"/>
          </calcext:conditional-format>
          <calcext:conditional-format calcext:target-range-address="'E=A-L'.AB122:'E=A-L'.AB122">
            <calcext:condition calcext:apply-style-name="ConditionalStyle_9" calcext:value="&lt;0" calcext:base-cell-address="'E=A-L'.AB122"/>
          </calcext:conditional-format>
          <calcext:conditional-format calcext:target-range-address="'E=A-L'.AQ130:'E=A-L'.AQ130">
            <calcext:condition calcext:apply-style-name="ConditionalStyle_8" calcext:value="&lt;0" calcext:base-cell-address="'E=A-L'.AQ130"/>
          </calcext:conditional-format>
          <calcext:conditional-format calcext:target-range-address="'E=A-L'.AB94:'E=A-L'.AB94">
            <calcext:condition calcext:apply-style-name="ConditionalStyle_7" calcext:value="&lt;0" calcext:base-cell-address="'E=A-L'.AB94"/>
          </calcext:conditional-format>
          <calcext:conditional-format calcext:target-range-address="'E=A-L'.AQ137:'E=A-L'.AQ137 'E=A-L'.AQ144:'E=A-L'.AQ144 'E=A-L'.AQ158:'E=A-L'.AQ158">
            <calcext:condition calcext:apply-style-name="ConditionalStyle_6" calcext:value="&lt;0" calcext:base-cell-address="'E=A-L'.AQ137"/>
          </calcext:conditional-format>
          <calcext:conditional-format calcext:target-range-address="'E=A-L'.K2:'E=A-L'.K2">
            <calcext:condition calcext:apply-style-name="ConditionalStyle_5" calcext:value="contains-text(&quot;OK&quot;)" calcext:base-cell-address="'E=A-L'.K2"/>
          </calcext:conditional-format>
          <calcext:conditional-format calcext:target-range-address="'E=A-L'.Z2:'E=A-L'.AA2">
            <calcext:condition calcext:apply-style-name="ConditionalStyle_4" calcext:value="&lt;=0" calcext:base-cell-address="'E=A-L'.Z2"/>
          </calcext:conditional-format>
          <calcext:conditional-format calcext:target-range-address="'E=A-L'.AB113:'E=A-L'.AB113">
            <calcext:condition calcext:apply-style-name="ConditionalStyle_3" calcext:value="&lt;0" calcext:base-cell-address="'E=A-L'.AB113"/>
          </calcext:conditional-format>
          <calcext:conditional-format calcext:target-range-address="'E=A-L'.AB68:'E=A-L'.AB68 'E=A-L'.AB73:'E=A-L'.AB73">
            <calcext:condition calcext:apply-style-name="ConditionalStyle_2" calcext:value="&lt;0" calcext:base-cell-address="'E=A-L'.AB68"/>
          </calcext:conditional-format>
          <calcext:conditional-format calcext:target-range-address="'E=A-L'.AB79:'E=A-L'.AB79">
            <calcext:condition calcext:apply-style-name="ConditionalStyle_1" calcext:value="&lt;0" calcext:base-cell-address="'E=A-L'.AB79"/>
          </calcext:conditional-format>
        </calcext:conditional-formats>
      </table:table>
      <table:table table:name="Project_Stock" table:style-name="ta3">
        <table:table-column table:style-name="co19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46" table:default-cell-style-name="ce232"/>
        <table:table-column table:style-name="co47" table:default-cell-style-name="Default"/>
        <table:table-column table:style-name="co48" table:default-cell-style-name="Default"/>
        <table:table-column table:style-name="co6" table:number-columns-repeated="7" table:default-cell-style-name="Default"/>
        <table:table-column table:style-name="co49" table:default-cell-style-name="Default"/>
        <table:table-column table:style-name="co6" table:default-cell-style-name="Default"/>
        <table:table-row table:style-name="ro2">
          <table:table-cell/>
          <table:table-cell table:style-name="ce159" table:number-columns-repeated="2"/>
          <table:table-cell table:style-name="ce169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number-columns-repeated="2"/>
        </table:table-row>
        <table:table-row table:style-name="ro6">
          <table:table-cell/>
          <table:table-cell table:style-name="ce139" office:value-type="string" calcext:value-type="string">
            <text:p>REPORT: <text:s/>Cash</text:p>
          </table:table-cell>
          <table:table-cell table:style-name="ce139"/>
          <table:table-cell table:style-name="ce121"/>
          <table:table-cell table:style-name="ce139" office:value-type="string" calcext:value-type="string">
            <text:p>STOCK</text:p>
          </table:table-cell>
          <table:table-cell table:style-name="ce121" table:number-columns-repeated="6"/>
          <table:table-cell table:style-name="ce233" table:formula="of:=SUM([.O7:.O24])" office:value-type="currency" office:currency="CHF" office:value="109.65" calcext:value-type="currency" table:number-columns-spanned="2" table:number-rows-spanned="1">
            <text:p>CHF 109.65 </text:p>
          </table:table-cell>
          <table:covered-table-cell table:style-name="ce234"/>
          <table:table-cell table:number-columns-repeated="2"/>
        </table:table-row>
        <table:table-row table:style-name="ro1">
          <table:table-cell/>
          <table:table-cell table:style-name="ce119" table:number-columns-repeated="12"/>
          <table:table-cell table:number-columns-repeated="2"/>
        </table:table-row>
        <table:table-row table:style-name="ro2">
          <table:table-cell/>
          <table:table-cell table:style-name="ce168" office:value-type="string" calcext:value-type="string">
            <text:p>RAW MATERIAL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O144]" office:value-type="float" office:value="0" calcext:value-type="float">
            <text:p>0.00</text:p>
          </table:table-cell>
          <table:table-cell table:style-name="ce170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27" office:value-type="string" calcext:value-type="string">
            <text:p>Pedesta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S01</text:p>
          </table:table-cell>
          <table:table-cell table:style-name="ce184"/>
          <table:table-cell table:style-name="ce178"/>
          <table:table-cell table:style-name="ce217"/>
          <table:table-cell table:number-columns-repeated="2"/>
        </table:table-row>
        <table:table-row table:style-name="ro4"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85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PRODUCT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number-columns-repeated="2"/>
        </table:table-row>
        <table:table-row table:style-name="ro1">
          <table:table-cell/>
          <table:table-cell table:style-name="ce153" office:value-type="string" calcext:value-type="string">
            <text:p>2023/04/2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Wood for Pedistil</text:p>
          </table:table-cell>
          <table:table-cell table:style-name="ce153" office:value-type="string" calcext:value-type="string">
            <text:p>pedestal</text:p>
          </table:table-cell>
          <table:table-cell table:style-name="ce153" table:number-columns-repeated="3"/>
          <table:table-cell table:style-name="ce153" office:value-type="string" calcext:value-type="string">
            <text:p>A051</text:p>
          </table:table-cell>
          <table:table-cell table:style-name="ce153" office:value-type="float" office:value="52.3" calcext:value-type="float">
            <text:p>52.3</text:p>
          </table:table-cell>
          <table:table-cell table:style-name="ce153"/>
          <table:table-cell table:formula="of:=+SUM([.L9])" office:value-type="float" office:value="52.3" calcext:value-type="float">
            <text:p>52.3</text:p>
          </table:table-cell>
          <table:table-cell table:style-name="ce189" table:formula="of:=+SUM([.N8:.N9])" office:value-type="float" office:value="52.3" calcext:value-type="float">
            <text:p>52.3</text:p>
          </table:table-cell>
        </table:table-row>
        <table:table-row table:style-name="ro1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/>
          <table:table-cell table:style-name="ce189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Obi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Winkel Profil 2.5m</text:p>
          </table:table-cell>
          <table:table-cell table:style-name="ce153" office:value-type="string" calcext:value-type="string">
            <text:p>pedestal</text:p>
          </table:table-cell>
          <table:table-cell table:style-name="ce153" table:number-columns-repeated="3"/>
          <table:table-cell table:style-name="ce153" office:value-type="string" calcext:value-type="string">
            <text:p>A052</text:p>
          </table:table-cell>
          <table:table-cell table:style-name="ce153" office:value-type="float" office:value="3.25" calcext:value-type="float">
            <text:p>3.25</text:p>
          </table:table-cell>
          <table:table-cell table:style-name="ce153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Obi</text:p>
          </table:table-cell>
          <table:table-cell table:style-name="ce157" office:value-type="string" calcext:value-type="string">
            <text:p>2</text:p>
          </table:table-cell>
          <table:table-cell table:style-name="ce153" office:value-type="string" calcext:value-type="string">
            <text:p>Flachstange 2.5 m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9.95" calcext:value-type="float">
            <text:p>9.95</text:p>
          </table:table-cell>
          <table:table-cell table:style-name="ce153" table:number-columns-repeated="2"/>
          <table:table-cell table:style-name="ce153" office:value-type="string" calcext:value-type="string">
            <text:p>A052</text:p>
          </table:table-cell>
          <table:table-cell table:style-name="ce153" table:formula="of:=+[.H12]*[.E12]" office:value-type="float" office:value="19.9" calcext:value-type="float">
            <text:p>19.9</text:p>
          </table:table-cell>
          <table:table-cell table:style-name="ce153"/>
          <table:table-cell table:formula="of:=+SUM([.L11:.L12])" office:value-type="float" office:value="23.15" calcext:value-type="float">
            <text:p>23.15</text:p>
          </table:table-cell>
          <table:table-cell/>
        </table:table-row>
        <table:table-row table:style-name="ro1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4</text:p>
          </table:table-cell>
          <table:table-cell table:style-name="ce153" office:value-type="string" calcext:value-type="string">
            <text:p>Möbellenkrolle 50x19 mm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4.25" calcext:value-type="float">
            <text:p>4.25</text:p>
          </table:table-cell>
          <table:table-cell table:style-name="ce153" table:number-columns-repeated="2"/>
          <table:table-cell table:style-name="ce156" office:value-type="string" calcext:value-type="string">
            <text:p>A053</text:p>
          </table:table-cell>
          <table:table-cell table:style-name="ce153" table:formula="of:=+[.H14]*[.E14]" office:value-type="float" office:value="17" calcext:value-type="float">
            <text:p>17</text:p>
          </table:table-cell>
          <table:table-cell table:style-name="ce153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Rechteckleiste 22x22 mm 2.4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9.6" calcext:value-type="float">
            <text:p>9.6</text:p>
          </table:table-cell>
          <table:table-cell table:style-name="ce153" table:number-columns-repeated="2"/>
          <table:table-cell table:style-name="ce156" office:value-type="string" calcext:value-type="string">
            <text:p>A053</text:p>
          </table:table-cell>
          <table:table-cell table:style-name="ce153" table:formula="of:=+[.H15]*[.E15]" office:value-type="float" office:value="9.6" calcext:value-type="float">
            <text:p>9.6</text:p>
          </table:table-cell>
          <table:table-cell table:style-name="ce153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Rechteckleiste 18x18 mm 2.4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7.6" calcext:value-type="float">
            <text:p>7.6</text:p>
          </table:table-cell>
          <table:table-cell table:style-name="ce153" table:number-columns-repeated="2"/>
          <table:table-cell table:style-name="ce156" office:value-type="string" calcext:value-type="string">
            <text:p>A053</text:p>
          </table:table-cell>
          <table:table-cell table:style-name="ce153" table:formula="of:=+[.H16]*[.E16]" office:value-type="float" office:value="7.6" calcext:value-type="float">
            <text:p>7.6</text:p>
          </table:table-cell>
          <table:table-cell table:style-name="ce153"/>
          <table:table-cell table:formula="of:=+SUM([.L14:.L16])" office:value-type="float" office:value="34.2" calcext:value-type="float">
            <text:p>34.2</text:p>
          </table:table-cell>
          <table:table-cell/>
        </table:table-row>
        <table:table-row table:style-name="ro1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153" office:value-type="string" calcext:value-type="string">
            <text:p>2023/05/08</text:p>
          </table:table-cell>
          <table:table-cell table:style-name="ce153"/>
          <table:table-cell table:style-name="ce157" office:value-type="string" calcext:value-type="string">
            <text:p>Landi</text:p>
          </table:table-cell>
          <table:table-cell table:style-name="ce157" office:value-type="string" calcext:value-type="string">
            <text:p>2</text:p>
          </table:table-cell>
          <table:table-cell table:style-name="ce153" office:value-type="string" calcext:value-type="string">
            <text:p>Hinges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0.95" calcext:value-type="float">
            <text:p>0.95</text:p>
          </table:table-cell>
          <table:table-cell table:style-name="ce153" table:number-columns-repeated="3"/>
          <table:table-cell table:style-name="ce153" table:formula="of:=+[.H18]*[.E18]" office:value-type="float" office:value="1.9" calcext:value-type="float">
            <text:p>1.9</text:p>
          </table:table-cell>
          <table:table-cell table:style-name="ce153"/>
          <table:table-cell table:number-columns-repeated="2"/>
        </table:table-row>
        <table:table-row table:style-name="ro1">
          <table:table-cell/>
          <table:table-cell table:style-name="ce153" office:value-type="string" calcext:value-type="string">
            <text:p>2023/05/08</text:p>
          </table:table-cell>
          <table:table-cell table:style-name="ce153"/>
          <table:table-cell table:style-name="ce157" office:value-type="string" calcext:value-type="string">
            <text:p>Landi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Masking Tape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2.1" calcext:value-type="float">
            <text:p>2.1</text:p>
          </table:table-cell>
          <table:table-cell table:style-name="ce153" table:number-columns-repeated="3"/>
          <table:table-cell table:style-name="ce153" table:formula="of:=+[.H19]*[.E19]" office:value-type="float" office:value="2.1" calcext:value-type="float">
            <text:p>2.1</text:p>
          </table:table-cell>
          <table:table-cell table:style-name="ce153"/>
          <table:table-cell table:formula="of:=+SUM([.L16:.L19])" office:value-type="float" office:value="11.6" calcext:value-type="float">
            <text:p>11.6</text:p>
          </table:table-cell>
          <table:table-cell table:style-name="ce189" table:formula="of:=+SUM([.N12:.N18])" office:value-type="float" office:value="57.35" calcext:value-type="float">
            <text:p>57.35</text:p>
          </table:table-cell>
        </table:table-row>
        <table:table-row table:style-name="ro1" table:number-rows-repeated="4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228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2">
          <table:table-cell/>
          <table:table-cell table:style-name="ce168" office:value-type="string" calcext:value-type="string">
            <text:p>FINNISHED PRODUCT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O168]" office:value-type="float" office:value="0" calcext:value-type="float">
            <text:p>0.00</text:p>
          </table:table-cell>
          <table:table-cell table:style-name="ce170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27" office:value-type="string" calcext:value-type="string">
            <text:p>STOCK FIL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S02</text:p>
          </table:table-cell>
          <table:table-cell table:style-name="ce184"/>
          <table:table-cell table:style-name="ce178"/>
          <table:table-cell table:style-name="ce217"/>
          <table:table-cell table:number-columns-repeated="2"/>
        </table:table-row>
        <table:table-row table:style-name="ro1">
          <table:table-cell/>
          <table:table-cell table:style-name="ce156" office:value-type="string" calcext:value-type="string">
            <text:p>Date</text:p>
          </table:table-cell>
          <table:table-cell table:style-name="ce156" office:value-type="string" calcext:value-type="string">
            <text:p>PDF</text:p>
          </table:table-cell>
          <table:table-cell table:style-name="ce156" office:value-type="string" calcext:value-type="string">
            <text:p>Vendor</text:p>
          </table:table-cell>
          <table:table-cell table:style-name="ce156" office:value-type="string" calcext:value-type="string">
            <text:p>pcs</text:p>
          </table:table-cell>
          <table:table-cell table:style-name="ce156" office:value-type="string" calcext:value-type="string">
            <text:p>Description</text:p>
          </table:table-cell>
          <table:table-cell table:style-name="ce156"/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/>
          <table:table-cell table:style-name="ce156" office:value-type="string" calcext:value-type="string">
            <text:p>Sol (+)</text:p>
          </table:table-cell>
          <table:table-cell table:style-name="ce156" office:value-type="string" calcext:value-type="string">
            <text:p>haben (-)</text:p>
          </table:table-cell>
          <table:table-cell table:number-columns-repeated="2"/>
        </table:table-row>
        <table:table-row table:style-name="ro1">
          <table:table-cell/>
          <table:table-cell table:style-name="ce153" office:value-type="string" calcext:value-type="string">
            <text:p>2023/05/08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COMPLETE PEDESAL</text:p>
          </table:table-cell>
          <table:table-cell table:style-name="ce153" office:value-type="string" calcext:value-type="string">
            <text:p>pedestal</text:p>
          </table:table-cell>
          <table:table-cell table:style-name="ce153" table:number-columns-repeated="6"/>
          <table:table-cell/>
          <table:table-cell table:style-name="ce189" table:formula="of:=+SUM([.O7:.O24])" office:value-type="float" office:value="109.65" calcext:value-type="float">
            <text:p>109.65</text:p>
          </table:table-cell>
        </table:table-row>
        <table:table-row table:style-name="ro1" table:number-rows-repeated="4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228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number-columns-repeated="2"/>
        </table:table-row>
        <table:table-row table:style-name="ro1" table:number-rows-repeated="1048536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Project_Stock.L2:Project_Stock.M2">
            <calcext:condition calcext:apply-style-name="ConditionalStyle_4" calcext:value="&lt;=0" calcext:base-cell-address="Project_Stock.L2"/>
          </calcext:conditional-format>
          <calcext:conditional-format calcext:target-range-address="Project_Stock.O19:Project_Stock.O19 Project_Stock.O9:Project_Stock.O10 Project_Stock.O34:Project_Stock.O34">
            <calcext:condition calcext:apply-style-name="ConditionalStyle_11" calcext:value="&lt;0" calcext:base-cell-address="Project_Stock.O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2">
      <number:text-content/>
      <style:map style:condition="value()&lt;=1.7976931348623157E+308" style:apply-style-name="N142P0"/>
    </number:text-style>
    <number:currency-style style:name="N146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6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print-date>2021-11-25T11:10:03</meta:print-date>
    <meta:creation-date>2021-11-25T10:23:57</meta:creation-date>
    <dc:date>2023-06-08T12:00:11.577000000</dc:date>
    <meta:editing-duration>PT1H31M48S</meta:editing-duration>
    <meta:generator>LibreOffice/7.2.0.4$Windows_X86_64 LibreOffice_project/9a9c6381e3f7a62afc1329bd359cc48accb6435b</meta:generator>
    <meta:editing-cycles>13</meta:editing-cycles>
    <meta:document-statistic meta:table-count="3" meta:cell-count="529" meta:object-count="0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